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3cm"/>
    </style:style>
    <style:style style:name="co2" style:family="table-column">
      <style:table-column-properties fo:break-before="auto" style:column-width="11.917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5.3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style-name="ce1" office:value-type="string">
            <text:p>SIGLA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ALÇADA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ÂMBITO</text:p>
          </table:table-cell>
          <table:table-cell table:style-name="ce3" office:value-type="string">
            <text:p>ÁREA</text:p>
          </table:table-cell>
        </table:table-row>
        <table:table-row table:style-name="ro1">
          <table:table-cell office:value-type="string">
            <text:p>ADENE </text:p>
          </table:table-cell>
          <table:table-cell office:value-type="string">
            <text:p><text:s/>Agência para a Energi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ANSR </text:p>
          </table:table-cell>
          <table:table-cell office:value-type="string">
            <text:p><text:s/>Autoridade Nacional de Segurança Rodoviári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APA </text:p>
          </table:table-cell>
          <table:table-cell office:value-type="string">
            <text:p><text:s/>Agência Portuguesa do Ambiente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CCDR Algarve </text:p>
          </table:table-cell>
          <table:table-cell office:value-type="string">
            <text:p><text:s/>Comissão de Coordenação e Desenvolvimento Regional do Algarve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CCDR LVT </text:p>
          </table:table-cell>
          <table:table-cell office:value-type="string">
            <text:p><text:s/>Comissão de Coordenação e Desenvolvimento Regional de Lisboa e Vale do Tej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CCDRA </text:p>
          </table:table-cell>
          <table:table-cell office:value-type="string">
            <text:p><text:s/>Comissão de Coordenação e Desenvolvimento Regional do Alentejo <text:s text:c="19"/>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CCDRC </text:p>
          </table:table-cell>
          <table:table-cell office:value-type="string">
            <text:p><text:s/>Comissão de Coordenação e Desenvolvimento Regional do Centro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CCDRN </text:p>
          </table:table-cell>
          <table:table-cell office:value-type="string">
            <text:p><text:s/>Comissão de Coordenação e Desenvolvimento Regional do Norte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DGEG </text:p>
          </table:table-cell>
          <table:table-cell office:value-type="string">
            <text:p><text:s/>Direcção Geral de Energia e Geologia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DGOTDU </text:p>
          </table:table-cell>
          <table:table-cell office:value-type="string">
            <text:p><text:s/>Direcção Geral do Ordenamento do Território e Desenvolvimento Urbano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Direcção Geral do Consumidor </text:p>
          </table:table-cell>
          <table:table-cell table:number-columns-repeated="2"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GABLOGIS </text:p>
          </table:table-cell>
          <table:table-cell office:value-type="string">
            <text:p><text:s/>Gabinete para o Desenvolvimento do Sistema Logístico Nacional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GPERI </text:p>
          </table:table-cell>
          <table:table-cell office:value-type="string">
            <text:p><text:s/>Gabinete de Planeamento, Estratégia e Relações InternacIonais 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LNEC </text:p>
          </table:table-cell>
          <table:table-cell office:value-type="string">
            <text:p><text:s/>Laboratório Nacional de Engenharia Civi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POVT </text:p>
          </table:table-cell>
          <table:table-cell table:style-name="ce2" office:value-type="string">
            <text:p><text:s/>Programa Operacional Temático Valorização do Território</text:p>
          </table:table-cell>
          <table:table-cell table:style-name="ce2"/>
          <table:table-cell office:value-type="string">
            <text:p>Público</text:p>
          </table:table-cell>
          <table:table-cell office:value-type="string">
            <text:p>Central</text:p>
          </table:table-cell>
          <table:table-cell office:value-type="string">
            <text:p>Transportes</text:p>
          </table:table-cell>
        </table:table-row>
        <table:table-row table:style-name="ro1">
          <table:table-cell office:value-type="string">
            <text:p>ADM</text:p>
          </table:table-cell>
          <table:table-cell office:value-type="string">
            <text:p>Assistência na Doença a Militare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ARS</text:p>
          </table:table-cell>
          <table:table-cell office:value-type="string">
            <text:p>Administração Regional de Saúde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CJ</text:p>
          </table:table-cell>
          <table:table-cell office:value-type="string">
            <text:p>Conselho Consultivo da Juventude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EGER</text:p>
          </table:table-cell>
          <table:table-cell office:value-type="string">
            <text:p>Centro de Gestão da Rede Informática do Govern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EJUR</text:p>
          </table:table-cell>
          <table:table-cell office:value-type="string">
            <text:p>Centro Jurídic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ITE</text:p>
          </table:table-cell>
          <table:table-cell office:value-type="string">
            <text:p>Comissão para a Igualdade no Trabalho e no Empreg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ND</text:p>
          </table:table-cell>
          <table:table-cell office:value-type="string">
            <text:p>Conselho Nacional do Desport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NFP</text:p>
          </table:table-cell>
          <table:table-cell office:value-type="string">
            <text:p>Conselho Nacional da Formação Profission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NRIPD</text:p>
          </table:table-cell>
          <table:table-cell office:value-type="string">
            <text:p>Conselho Nacional para a Reabilitação e Integração das Pessoas com Deficiênci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NSHT</text:p>
          </table:table-cell>
          <table:table-cell office:value-type="string">
            <text:p>Conselho Nacional da Segurança e Higiene no Trabalh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NSS</text:p>
          </table:table-cell>
          <table:table-cell office:value-type="string">
            <text:p>Conselho Nacional de Segurança no Trabalh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PCJR</text:p>
          </table:table-cell>
          <table:table-cell office:value-type="string">
            <text:p>Comissão de Protecção a Crianças e Jovens em Risc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CSE</text:p>
          </table:table-cell>
          <table:table-cell office:value-type="string">
            <text:p>Conselho Superior de Estatístic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GA</text:p>
          </table:table-cell>
          <table:table-cell office:value-type="string">
            <text:p>Departamento Geral da Administraçã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GCP</text:p>
          </table:table-cell>
          <table:table-cell office:value-type="string">
            <text:p>Direcção-Geral de Protecção das Cultura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GO</text:p>
          </table:table-cell>
          <table:table-cell office:value-type="string">
            <text:p>Direcção-Geral do Orçament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GPA</text:p>
          </table:table-cell>
          <table:table-cell office:value-type="string">
            <text:p>Direcção-Geral das Pescas e Aquicultur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GRF</text:p>
          </table:table-cell>
          <table:table-cell office:value-type="string">
            <text:p>Direcção-Geral dos Recursos Florestai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GV</text:p>
          </table:table-cell>
          <table:table-cell office:value-type="string">
            <text:p>Direcção-Geral de Veterinári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DRA</text:p>
          </table:table-cell>
          <table:table-cell office:value-type="string">
            <text:p>Direcção Regional da Agricultur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EPE</text:p>
          </table:table-cell>
          <table:table-cell office:value-type="string">
            <text:p>Entidade Pública Empresari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EPMC</text:p>
          </table:table-cell>
          <table:table-cell office:value-type="string">
            <text:p>Escola de Pesca e de Marinha do Comérci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GABLOGIS</text:p>
          </table:table-cell>
          <table:table-cell office:value-type="string">
            <text:p>Gabinete para o Desenvolvimento do Sistema Logístico Nacion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GPIAA</text:p>
          </table:table-cell>
          <table:table-cell office:value-type="string">
            <text:p>Gabinete de Prevenção e Investigação da Acidentes com Aeronave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GPPAA</text:p>
          </table:table-cell>
          <table:table-cell office:value-type="string">
            <text:p>Gabinete de Planeamento e Política Agro-Alimentar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DRHa</text:p>
          </table:table-cell>
          <table:table-cell office:value-type="string">
            <text:p>Instituto do Desenvolvimento Rural e Hidráulica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FADAP</text:p>
          </table:table-cell>
          <table:table-cell office:value-type="string">
            <text:p>Instituto de Financiamento e Apoio ao Desenvolvimento da Agricultura e pescas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A</text:p>
          </table:table-cell>
          <table:table-cell office:value-type="string">
            <text:p>Instituto Nacional de Administração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ATEL</text:p>
          </table:table-cell>
          <table:table-cell office:value-type="string">
            <text:p>Instituto Nacional para o Aproveitamento do Tempos Livres dos Trabalhadores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FTUR</text:p>
          </table:table-cell>
          <table:table-cell office:value-type="string">
            <text:p>Instituto de Formação Turística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GA</text:p>
          </table:table-cell>
          <table:table-cell office:value-type="string">
            <text:p>Instituto Nacional de Intervenção e Garantia Agrícola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IAP</text:p>
          </table:table-cell>
          <table:table-cell office:value-type="string">
            <text:p>Instituto Nacional de Investigação Agrária e das Pescas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SCOOP</text:p>
          </table:table-cell>
          <table:table-cell office:value-type="string">
            <text:p>Instituto António Sérgio do Sector Cooperativo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PO</text:p>
          </table:table-cell>
          <table:table-cell office:value-type="string">
            <text:p>Instituto Português de Oncologia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VDP</text:p>
          </table:table-cell>
          <table:table-cell office:value-type="string">
            <text:p>Instituto do Vinho do Douro e do Porto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VV</text:p>
          </table:table-cell>
          <table:table-cell office:value-type="string">
            <text:p>Instituto da Vinha e do Vinho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LNIV</text:p>
          </table:table-cell>
          <table:table-cell office:value-type="string">
            <text:p>Laboratório Nacional de Investigação Veterinári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LVT</text:p>
          </table:table-cell>
          <table:table-cell office:value-type="string">
            <text:p>Lisboa e Vale do Tej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ADRP</text:p>
          </table:table-cell>
          <table:table-cell office:value-type="string">
            <text:p>Ministério da Agricultura, do Desenvolvimento Rural e Pesca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AI</text:p>
          </table:table-cell>
          <table:table-cell office:value-type="string">
            <text:p>Ministério da Administração Intern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AOTDR</text:p>
          </table:table-cell>
          <table:table-cell office:value-type="string">
            <text:p>Ministério do Ambiente, do Ordenamento do Território e do Desenvolvimento Region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C</text:p>
          </table:table-cell>
          <table:table-cell office:value-type="string">
            <text:p>Ministério da Cultur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CTES</text:p>
          </table:table-cell>
          <table:table-cell office:value-type="string">
            <text:p>Ministério da Ciência, Tecnologia e Ensino Superior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DN</text:p>
          </table:table-cell>
          <table:table-cell office:value-type="string">
            <text:p>Ministério da Defesa Nacion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E</text:p>
          </table:table-cell>
          <table:table-cell office:value-type="string">
            <text:p>Ministério da Educaçã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EI</text:p>
          </table:table-cell>
          <table:table-cell office:value-type="string">
            <text:p>Ministério da Economia e da Inovaçã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FAP</text:p>
          </table:table-cell>
          <table:table-cell office:value-type="string">
            <text:p>Ministério das Finanças e da Administração Públic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J</text:p>
          </table:table-cell>
          <table:table-cell office:value-type="string">
            <text:p>Ministério da Justiç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NE</text:p>
          </table:table-cell>
          <table:table-cell office:value-type="string">
            <text:p>Ministério dos Negócios Estrangeir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OPTC</text:p>
          </table:table-cell>
          <table:table-cell office:value-type="string">
            <text:p>Ministério das Obras Públicas, Transportes e Comunicaçõe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OVIJOVEM</text:p>
          </table:table-cell>
          <table:table-cell office:value-type="string">
            <text:p>Mobilidade Juveni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S</text:p>
          </table:table-cell>
          <table:table-cell office:value-type="string">
            <text:p>Ministério da Saúde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MTSS</text:p>
          </table:table-cell>
          <table:table-cell office:value-type="string">
            <text:p>Ministério do Trabalho e da Solidariedade Soci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NUTS</text:p>
          </table:table-cell>
          <table:table-cell office:value-type="string">
            <text:p>Nomenclatura das Unidades Territoriais para Fins Estatístic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OCDE</text:p>
          </table:table-cell>
          <table:table-cell office:value-type="string">
            <text:p>Organização para a Cooperação e Desenvolvimento Económic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OE</text:p>
          </table:table-cell>
          <table:table-cell office:value-type="string">
            <text:p>Orçamento de Estad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OTAN</text:p>
          </table:table-cell>
          <table:table-cell office:value-type="string">
            <text:p>Organização do Tratado do Atlântico Norte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AIPS</text:p>
          </table:table-cell>
          <table:table-cell office:value-type="string">
            <text:p>Programa de Apoio à Iniciativa Privada e Soci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CM</text:p>
          </table:table-cell>
          <table:table-cell office:value-type="string">
            <text:p>Presidência do Conselho de Ministr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ETI</text:p>
          </table:table-cell>
          <table:table-cell office:value-type="string">
            <text:p>Programa para a Prevenção e Eliminação do Trabalho Infanti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IB</text:p>
          </table:table-cell>
          <table:table-cell office:value-type="string">
            <text:p>Produto Interno Brut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IDDAC</text:p>
          </table:table-cell>
          <table:table-cell office:value-type="string">
            <text:p>Programa de Investimentos e Despesas de Desenvolvimento da Administração Centr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OADR</text:p>
          </table:table-cell>
          <table:table-cell office:value-type="string">
            <text:p>Programa Operacional da Agricultura e Desenvolvimento Rur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OCP</text:p>
          </table:table-cell>
          <table:table-cell office:value-type="string">
            <text:p>Plano Oficial de Contabilidade Públic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OEFDS</text:p>
          </table:table-cell>
          <table:table-cell office:value-type="string">
            <text:p>Programa Operacional Emprego, Formação e Desenvolvimento Soci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PRODEP</text:p>
          </table:table-cell>
          <table:table-cell office:value-type="string">
            <text:p>Programa de Desenvolvimento Educativo para Portug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RCM</text:p>
          </table:table-cell>
          <table:table-cell office:value-type="string">
            <text:p>Resolução do Conselho de Ministr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RNSI</text:p>
          </table:table-cell>
          <table:table-cell office:value-type="string">
            <text:p>Rede Numérica de Serviços Integrad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SAD</text:p>
          </table:table-cell>
          <table:table-cell office:value-type="string">
            <text:p>Serviço de Assistência na Doenç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SIRESP</text:p>
          </table:table-cell>
          <table:table-cell office:value-type="string">
            <text:p>Sistema Integrado das Redes de Emergência e Segurança de Portugal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SNC</text:p>
          </table:table-cell>
          <table:table-cell office:value-type="string">
            <text:p>Serviço Nacional Coudélico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SNRIPD</text:p>
          </table:table-cell>
          <table:table-cell office:value-type="string">
            <text:p>Secretariado Nacional para a Reabilitação e Integração das Pessoas com Deficiênci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SNS</text:p>
          </table:table-cell>
          <table:table-cell office:value-type="string">
            <text:p>Serviço Nacional de Saúde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SOCLEO</text:p>
          </table:table-cell>
          <table:table-cell office:value-type="string">
            <text:p>Agência Nacional para os Programas Comunitários Sócrates e Leonardo da Vinci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UCMA</text:p>
          </table:table-cell>
          <table:table-cell office:value-type="string">
            <text:p>Unidade de Coordenação da Modernização Administrativa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UMIC</text:p>
          </table:table-cell>
          <table:table-cell office:value-type="string">
            <text:p>Agência para a Sociedade do Conhecimento, IP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USP</text:p>
          </table:table-cell>
          <table:table-cell office:value-type="string">
            <text:p>Unidade de Serviços Partilhad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NIR</text:p>
          </table:table-cell>
          <table:table-cell office:value-type="string">
            <text:p>Instituto Nacional de Infraestruturas Rodoviárias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GISAF</text:p>
          </table:table-cell>
          <table:table-cell office:value-type="string">
            <text:p>Gabinete Investigação e Segurança de Acidentes Ferroviários</text:p>
          </table:table-cell>
          <table:table-cell/>
          <table:table-cell office:value-type="string">
            <text:p>Públic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NAER</text:p>
          </table:table-cell>
          <table:table-cell office:value-type="string">
            <text:p>Instituto para estudar e Conceber o Novo Aeroporto de Lisboa</text:p>
          </table:table-cell>
          <table:table-cell/>
          <table:table-cell office:value-type="string">
            <text:p>Institut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Fundação das comunicações móveis</text:p>
          </table:table-cell>
          <table:table-cell table:number-columns-repeated="2"/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Gabinete do Planeamento do Ministério da Agricultura</text:p>
          </table:table-cell>
          <table:table-cell table:number-columns-repeated="2"/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IFAP</text:p>
          </table:table-cell>
          <table:table-cell table:number-columns-repeated="3"/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Fundação Alter Real</text:p>
          </table:table-cell>
          <table:table-cell/>
          <table:table-cell office:value-type="string">
            <text:p>Fundaçã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EDIA</text:p>
          </table:table-cell>
          <table:table-cell office:value-type="string">
            <text:p>construção da barragem do Alqueva</text:p>
          </table:table-cell>
          <table:table-cell table:number-columns-repeated="2"/>
          <table:table-cell office:value-type="string">
            <text:p>Central</text:p>
          </table:table-cell>
          <table:table-cell/>
        </table:table-row>
        <table:table-row table:style-name="ro1">
          <table:table-cell office:value-type="string">
            <text:p>GESTALQUEVA</text:p>
          </table:table-cell>
          <table:table-cell office:value-type="string">
            <text:p>fomento do turismo no Alqueva</text:p>
          </table:table-cell>
          <table:table-cell table:number-columns-repeated="2"/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nselho Nacional da Formação Profissional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nselho Nacional da Higiene e Segurança no Trabalho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nselho Nacional de Segurança Social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nselho Nacional do Rendimento Social de Inserção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nselho Nacional para a Reabilitação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nselho Consultivo das Famílias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  <table:table-row table:style-name="ro1">
          <table:table-cell/>
          <table:table-cell office:value-type="string">
            <text:p>Comissão de Protecção de Políticas da Família</text:p>
          </table:table-cell>
          <table:table-cell office:value-type="string">
            <text:p>Ministério do Trabalho e da Segurança Social</text:p>
          </table:table-cell>
          <table:table-cell office:value-type="string">
            <text:p>Consultivo</text:p>
          </table:table-cell>
          <table:table-cell office:value-type="string">
            <text:p>Central</text:p>
          </table:table-cell>
          <table:table-cell/>
        </table:table-row>
      </table:table>
      <table:table table:name="Folh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30-10-2010</text:date>, <text:time>18:1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áudia Amorim</meta:initial-creator>
    <meta:creation-date>2010-10-30T17:22:07</meta:creation-date>
    <dc:date>2010-10-30T18:15:27</dc:date>
    <dc:creator>Cláudia Amorim</dc:creator>
    <meta:editing-duration>PT00H38M09S</meta:editing-duration>
    <meta:editing-cycles>5</meta:editing-cycles>
    <meta:generator>OpenOffice.org/3.2$Linux OpenOffice.org_project/320m12$Build-9483</meta:generator>
    <meta:document-statistic meta:table-count="3" meta:cell-count="443" meta:object-count="0"/>
  </office:meta>
</office:document-meta>
</file>